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5" style:family="paragraph" style:parent-style-name="Standard">
      <style:paragraph-properties fo:margin-left="0.4925in" fo:margin-right="0in" fo:text-align="center" style:justify-single-word="false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1" style:family="paragraph" style:parent-style-name="Title">
      <style:text-properties fo:font-size="18pt" style:font-size-asian="18pt" style:font-size-complex="18pt"/>
    </style:style>
    <style:style style:name="P12" style:family="paragraph" style:parent-style-name="Title">
      <style:text-properties style:font-name="Arial1" fo:font-size="24pt" style:font-size-asian="24pt" style:font-size-complex="24pt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17" style:family="paragraph" style:parent-style-name="Heading_20_1">
      <style:text-properties fo:font-size="18pt" style:font-size-asian="18pt" style:font-size-complex="18pt"/>
    </style:style>
    <style:style style:name="P18" style:family="paragraph" style:parent-style-name="Heading_20_1" style:list-style-name="">
      <style:text-properties fo:font-size="18pt" style:font-size-asian="18pt" style:font-size-complex="18pt"/>
    </style:style>
    <style:style style:name="P19" style:family="paragraph" style:parent-style-name="Heading_20_1">
      <style:text-properties style:font-name="Times New Roman"/>
    </style:style>
    <style:style style:name="P20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21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2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2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25" style:family="paragraph" style:parent-style-name="Heading_20_2">
      <style:text-properties style:font-name="Times New Roman"/>
    </style:style>
    <style:style style:name="P26" style:family="paragraph" style:parent-style-name="Heading_20_2">
      <style:text-properties style:font-name="Times New Roman" fo:font-size="14pt" style:font-size-asian="14pt" style:font-size-complex="14pt"/>
    </style:style>
    <style:style style:name="P27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28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style:font-name="Lucida Console" fo:font-size="10pt"/>
    </style:style>
    <style:style style:name="T5" style:family="text">
      <style:text-properties style:font-name="Courier New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1"/>
      <text:p text:style-name="P12"><text:s/>Zekai Otles </text:p>
      <text:p text:style-name="P7">Created on \Sexpr{date()}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3"><text:s/>1 Introduction<text:tab/>3</text:p>
          <text:p text:style-name="P13"><text:s/>2 Environment Setup for R programming Developers<text:tab/>3</text:p>
          <text:p text:style-name="P15"><text:s/>2.1 <text:s/>Environment setup<text:tab/>3</text:p>
          <text:p text:style-name="P15"><text:s/>2.2 <text:s/>Using Version Control System<text:tab/>3</text:p>
          <text:p text:style-name="P15"><text:s/>2.3 Using IDE to develop R scripts<text:tab/>3</text:p>
          <text:p text:style-name="P15"><text:s/>2.4 Writing functions<text:tab/>3</text:p>
          <text:p text:style-name="P15"><text:s/>2.5 Create R package System<text:tab/>3</text:p>
          <text:p text:style-name="P13"><text:s/>3 Simple Data Types and Objects<text:tab/>3</text:p>
          <text:p text:style-name="P13"><text:s/>4 Control Structures<text:tab/>3</text:p>
          <text:p text:style-name="P15"><text:s/>4.1 If then Else statements<text:tab/>3</text:p>
          <text:p text:style-name="P15"><text:s/>4.2 Switch statements<text:tab/>4</text:p>
          <text:p text:style-name="P13"><text:s/>5 Loop Structures<text:tab/>5</text:p>
          <text:p text:style-name="P15"><text:s/>5.1 For statements<text:tab/>5</text:p>
          <text:p text:style-name="P15"><text:s/>5.2 while staments<text:tab/>5</text:p>
          <text:p text:style-name="P15"><text:s/>5.3 DfRCtVisits<text:tab/>7</text:p>
          <text:p text:style-name="P13"><text:s/>6 Data Structures<text:tab/>8</text:p>
          <text:p text:style-name="P15"><text:s/>6.1 Vector<text:tab/>8</text:p>
          <text:p text:style-name="P15"><text:s/>6.2 Matrix<text:tab/>8</text:p>
          <text:p text:style-name="P15"><text:s/>6.3 DataFrame<text:tab/>8</text:p>
          <text:p text:style-name="P13"><text:s/>7 Simple Statistical Outputs<text:tab/>8</text:p>
          <text:p text:style-name="P13"><text:s/>8 Simple Table Outputs<text:tab/>8</text:p>
        </text:index-body>
      </text:table-of-content>
      <text:p text:style-name="P7"/>
      <text:h text:style-name="P21" text:outline-level="1">Introduction</text:h>
      <text:p text:style-name="P8"><text:tab/></text:p>
      <text:h text:style-name="P16" text:outline-level="1">Environment Setup for R programming Developers</text:h>
      <text:h text:style-name="Heading_20_2" text:outline-level="2"><text:s/>Environment setup</text:h>
      <text:p text:style-name="P10"/>
      <text:p text:style-name="P5"/>
      <text:p text:style-name="P6"/>
      <text:p text:style-name="P4"/>
      <text:p text:style-name="Standard"><text:span text:style-name="T5">&lt;&lt;environment,echo=FALSE,results=xml&gt;&gt;=</text:span></text:p>
      <text:p text:style-name="P2"># I usually load the libraries first so that any output produced by </text:p>
      <text:p text:style-name="P3">out&lt;-<text:span text:style-name="T4">environment("ls")</text:span></text:p>
      <text:p text:style-name="P3">print(out)</text:p>
      <text:p text:style-name="P3">#print(<text:span text:style-name="T4">environment("history")</text:span>)</text:p>
      <text:p text:style-name="P3">#print(<text:span text:style-name="T4">environment("search")</text:span>)</text:p>
      <text:p text:style-name="P3">#print(<text:span text:style-name="T4">environment("installed.packages")</text:span>)</text:p>
      <text:p text:style-name="P3">@</text:p>
      <text:p text:style-name="P3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9"/>
      <text:h text:style-name="P17" text:outline-level="1">Simple Data Types and Objects</text:h>
      <text:h text:style-name="P17" text:outline-level="1">Control Structures</text:h>
      <text:h text:style-name="Heading_20_2" text:outline-level="2">If then Else statements</text:h>
      <text:p text:style-name="P3"/>
      <text:p text:style-name="P2"/>
      <text:h text:style-name="P25" text:outline-level="2">Switch statements</text:h>
      <text:p text:style-name="P2"/>
      <text:p text:style-name="P3"><text:soft-page-break/></text:p>
      <text:list xml:id="list5707623236795850830" text:style-name="L1">
        <text:list-header>
          <text:p text:style-name="P24"/>
        </text:list-header>
      </text:list>
      <text:h text:style-name="P22" text:outline-level="1">Loop Structures</text:h>
      <text:h text:style-name="P26" text:outline-level="2">For statements</text:h>
      <text:p text:style-name="Standard"/>
      <text:p text:style-name="P2"/>
      <text:p text:style-name="P3"/>
      <text:h text:style-name="P18" text:outline-level="1"/>
      <text:h text:style-name="P21" text:outline-level="1">Data Structures</text:h>
      <text:p text:style-name="Text_20_body"/>
      <text:h text:style-name="P27" text:outline-level="2">Vector</text:h>
      <text:h text:style-name="P27" text:outline-level="2">Matrix</text:h>
      <text:h text:style-name="P27" text:outline-level="2">DataFrame</text:h>
      <text:h text:style-name="P28" text:outline-level="2"/>
      <text:h text:style-name="P17" text:outline-level="1">Simple Statistical Analysis</text:h>
      <text:h text:style-name="P19" text:outline-level="1"><text:span text:style-name="T1">Simple</text:span><text:span text:style-name="T1"> Statistical Analysis</text:span></text:h>
      <text:h text:style-name="P20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17T06:51:48.87</dc:date>
    <meta:editing-duration>PT10H25M35S</meta:editing-duration>
    <meta:editing-cycles>64</meta:editing-cycles>
    <meta:generator>OpenOffice/4.1.2$Win32 OpenOffice.org_project/412m3$Build-9782</meta:generator>
    <dc:creator>Zekai Otles</dc:creator>
    <meta:document-statistic meta:table-count="0" meta:image-count="0" meta:object-count="0" meta:page-count="6" meta:paragraph-count="55" meta:word-count="204" meta:character-count="1327"/>
  </office:meta>
</office:document-meta>
</file>